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7"/>
    <style:style style:name="ce4" style:family="table-cell" style:parent-style-name="Default" style:data-style-name="N36"/>
    <style:style style:name="ce5" style:family="table-cell" style:parent-style-name="Default" style:data-style-name="N2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40430555555556cm"/>
    </style:style>
    <style:style style:name="co6" style:family="table-column">
      <style:table-column-properties fo:break-before="auto" style:column-width="2.1343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1">
            <text:p>intern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orktime (time)</text:p>
          </table:table-cell>
          <table:table-cell office:value-type="string" table:style-name="ce1">
            <text:p>worktim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2T00:00:00" table:style-name="ce2">
            <text:p>9/2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8H15M0S" table:formula="of:= ([.D2] - [.C2]) + ([.F2] - [.E2])" table:style-name="ce4">
            <text:p>8:15</text:p>
          </table:table-cell>
          <table:table-cell office:value-type="float" office:value="8.25" table:formula="of:=[.G2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3T00:00:00" table:style-name="ce2">
            <text:p>9/3/2024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8H0M0S" table:style-name="ce3">
            <text:p>18:00</text:p>
          </table:table-cell>
          <table:table-cell table:number-columns-repeated="2" table:style-name="ce1"/>
          <table:table-cell office:value-type="time" office:time-value="PT3H0M0S" table:formula="of:= ([.D3] - [.C3]) + ([.F3] - [.E3])" table:style-name="ce4">
            <text:p>3:00</text:p>
          </table:table-cell>
          <table:table-cell office:value-type="float" office:value="3" table:formula="of:=[.G3] *24" table:style-name="ce5">
            <text:p>3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4T00:00:00" table:style-name="ce2">
            <text:p>9/4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8H0M0S" table:formula="of:= ([.D4] - [.C4]) + ([.F4] - [.E4])" table:style-name="ce4">
            <text:p>8:00</text:p>
          </table:table-cell>
          <table:table-cell office:value-type="float" office:value="8" table:formula="of:=[.G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5T00:00:00" table:style-name="ce2">
            <text:p>9/5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9H0M0S" table:formula="of:= ([.D5] - [.C5]) + ([.F5] - [.E5])" table:style-name="ce4">
            <text:p>9:00</text:p>
          </table:table-cell>
          <table:table-cell office:value-type="float" office:value="8.9999999999999982" table:formula="of:=[.G5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9T00:00:00" table:style-name="ce2">
            <text:p>9/9/2024</text:p>
          </table:table-cell>
          <table:table-cell office:value-type="time" office:time-value="PT9H30M0S" table:style-name="ce3">
            <text:p>9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7H30M0S" table:formula="of:= ([.D6] - [.C6]) + ([.F6] - [.E6])" table:style-name="ce4">
            <text:p>7:30</text:p>
          </table:table-cell>
          <table:table-cell office:value-type="float" office:value="7.5000000000000018" table:formula="of:=[.G6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2T00:00:00" table:style-name="ce2">
            <text:p>9/12/2024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8H0M0S" table:style-name="ce3">
            <text:p>18:00</text:p>
          </table:table-cell>
          <table:table-cell table:number-columns-repeated="2" table:style-name="ce1"/>
          <table:table-cell office:value-type="time" office:time-value="PT3H30M0S" table:formula="of:= ([.D7] - [.C7]) + ([.F7] - [.E7])" table:style-name="ce4">
            <text:p>3:30</text:p>
          </table:table-cell>
          <table:table-cell office:value-type="float" office:value="3.4999999999999982" table:formula="of:=[.G7] *24" table:style-name="ce5">
            <text:p>3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8] - [.C8]) + ([.F8] - [.E8])" table:style-name="ce4">
            <text:p>8:30</text:p>
          </table:table-cell>
          <table:table-cell office:value-type="float" office:value="8.5" table:formula="of:=[.G8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25M0S" table:style-name="ce3">
            <text:p>8:2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8H5M0S" table:style-name="ce3">
            <text:p>18:05</text:p>
          </table:table-cell>
          <table:table-cell office:value-type="time" office:time-value="PT9H10M0S" table:formula="of:= ([.D9] - [.C9]) + ([.F9] - [.E9])" table:style-name="ce4">
            <text:p>9:10</text:p>
          </table:table-cell>
          <table:table-cell office:value-type="float" office:value="9.1666666666666679" table:formula="of:=[.G9] *24" table:style-name="ce5">
            <text:p>9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5M0S" table:style-name="ce3">
            <text:p>8:35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9H25M0S" table:formula="of:= ([.D10] - [.C10]) + ([.F10] - [.E10])" table:style-name="ce4">
            <text:p>9:25</text:p>
          </table:table-cell>
          <table:table-cell office:value-type="float" office:value="9.4166666666666661" table:formula="of:=[.G10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9H40M0S" table:formula="of:= ([.D11] - [.C11]) + ([.F11] - [.E11])" table:style-name="ce4">
            <text:p>9:40</text:p>
          </table:table-cell>
          <table:table-cell office:value-type="float" office:value="9.6666666666666661" table:formula="of:=[.G11] *24" table:style-name="ce5">
            <text:p>9.6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6H20M0S" table:formula="of:= ([.D12] - [.C12]) + ([.F12] - [.E12])" table:style-name="ce4">
            <text:p>6:20</text:p>
          </table:table-cell>
          <table:table-cell office:value-type="float" office:value="6.3333333333333339" table:formula="of:=[.G12] *24" table:style-name="ce5">
            <text:p>6.3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15M0S" table:formula="of:= ([.D13] - [.C13]) + ([.F13] - [.E13])" table:style-name="ce4">
            <text:p>7:15</text:p>
          </table:table-cell>
          <table:table-cell office:value-type="float" office:value="7.25" table:formula="of:=[.G13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15M0S" table:style-name="ce3">
            <text:p>8:15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7H0M0S" table:formula="of:= ([.D14] - [.C14]) + ([.F14] - [.E14])" table:style-name="ce4">
            <text:p>7:00</text:p>
          </table:table-cell>
          <table:table-cell office:value-type="float" office:value="6.9999999999999982" table:formula="of:=[.G14] *24" table:style-name="ce5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8H15M0S" table:style-name="ce3">
            <text:p>18:15</text:p>
          </table:table-cell>
          <table:table-cell office:value-type="time" office:time-value="PT9H45M0S" table:formula="of:= ([.D15] - [.C15]) + ([.F15] - [.E15])" table:style-name="ce4">
            <text:p>9:45</text:p>
          </table:table-cell>
          <table:table-cell office:value-type="float" office:value="9.7499999999999982" table:formula="of:=[.G15] *24" table:style-name="ce5">
            <text:p>9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25M0S" table:formula="of:= ([.D16] - [.C16]) + ([.F16] - [.E16])" table:style-name="ce4">
            <text:p>8:25</text:p>
          </table:table-cell>
          <table:table-cell office:value-type="float" office:value="8.4166666666666696" table:formula="of:=[.G16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15M0S" table:style-name="ce3">
            <text:p>18:15</text:p>
          </table:table-cell>
          <table:table-cell office:value-type="time" office:time-value="PT9H30M0S" table:formula="of:= ([.D17] - [.C17]) + ([.F17] - [.E17])" table:style-name="ce4">
            <text:p>9:30</text:p>
          </table:table-cell>
          <table:table-cell office:value-type="float" office:value="9.4999999999999982" table:formula="of:=[.G17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9H0M0S" table:style-name="ce3">
            <text:p>19:00</text:p>
          </table:table-cell>
          <table:table-cell table:number-columns-repeated="2" table:style-name="ce1"/>
          <table:table-cell office:value-type="time" office:time-value="PT5H30M0S" table:formula="of:= ([.D18] - [.C18]) + ([.F18] - [.E18])" table:style-name="ce4">
            <text:p>5:30</text:p>
          </table:table-cell>
          <table:table-cell office:value-type="float" office:value="5.4999999999999991" table:formula="of:=[.G18] *24" table:style-name="ce5">
            <text:p>5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9H0M0S" table:formula="of:= ([.D19] - [.C19]) + ([.F19] - [.E19])" table:style-name="ce4">
            <text:p>9:00</text:p>
          </table:table-cell>
          <table:table-cell office:value-type="float" office:value="9.0000000000000018" table:formula="of:=[.G19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0M0S" table:formula="of:= ([.D20] - [.C20]) + ([.F20] - [.E20])" table:style-name="ce4">
            <text:p>8:00</text:p>
          </table:table-cell>
          <table:table-cell office:value-type="float" office:value="8" table:formula="of:=[.G2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8H45M0S" table:formula="of:= ([.D21] - [.C21]) + ([.F21] - [.E21])" table:style-name="ce4">
            <text:p>8:45</text:p>
          </table:table-cell>
          <table:table-cell office:value-type="float" office:value="8.7500000000000053" table:formula="of:=[.G21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9H30M0S" table:formula="of:= ([.D22] - [.C22]) + ([.F22] - [.E22])" table:style-name="ce4">
            <text:p>9:30</text:p>
          </table:table-cell>
          <table:table-cell office:value-type="float" office:value="9.5" table:formula="of:=[.G22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45M0S" table:style-name="ce3">
            <text:p>13:45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6H10M0S" table:formula="of:= ([.D23] - [.C23]) + ([.F23] - [.E23])" table:style-name="ce4">
            <text:p>6:10</text:p>
          </table:table-cell>
          <table:table-cell office:value-type="float" office:value="6.1666666666666679" table:formula="of:=[.G23] *24" table:style-name="ce5">
            <text:p>6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6H20M0S" table:style-name="ce3">
            <text:p>16:20</text:p>
          </table:table-cell>
          <table:table-cell office:value-type="time" office:time-value="PT7H35M0S" table:formula="of:= ([.D24] - [.C24]) + ([.F24] - [.E24])" table:style-name="ce4">
            <text:p>7:35</text:p>
          </table:table-cell>
          <table:table-cell office:value-type="float" office:value="7.5833333333333321" table:formula="of:=[.G24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8H0M0S" table:style-name="ce3">
            <text:p>18:00</text:p>
          </table:table-cell>
          <table:table-cell table:number-columns-repeated="2" table:style-name="ce1"/>
          <table:table-cell office:value-type="time" office:time-value="PT4H45M0S" table:formula="of:= ([.D25] - [.C25]) + ([.F25] - [.E25])" table:style-name="ce4">
            <text:p>4:45</text:p>
          </table:table-cell>
          <table:table-cell office:value-type="float" office:value="4.7500000000000018" table:formula="of:=[.G25] *24" table:style-name="ce5">
            <text:p>4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7H15M0S" table:formula="of:= ([.D26] - [.C26]) + ([.F26] - [.E26])" table:style-name="ce4">
            <text:p>7:15</text:p>
          </table:table-cell>
          <table:table-cell office:value-type="float" office:value="7.25" table:formula="of:=[.G26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7H10M0S" table:style-name="ce3">
            <text:p>17:10</text:p>
          </table:table-cell>
          <table:table-cell office:value-type="time" office:time-value="PT8H5M0S" table:formula="of:= ([.D27] - [.C27]) + ([.F27] - [.E27])" table:style-name="ce4">
            <text:p>8:05</text:p>
          </table:table-cell>
          <table:table-cell office:value-type="float" office:value="8.0833333333333357" table:formula="of:=[.G27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5M0S" table:style-name="ce3">
            <text:p>12:05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28] - [.C28]) + ([.F28] - [.E28])" table:style-name="ce4">
            <text:p>8:00</text:p>
          </table:table-cell>
          <table:table-cell office:value-type="float" office:value="8.0000000000000018" table:formula="of:=[.G2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55M0S" table:style-name="ce3">
            <text:p>12:55</text:p>
          </table:table-cell>
          <table:table-cell office:value-type="time" office:time-value="PT17H40M0S" table:style-name="ce3">
            <text:p>17:40</text:p>
          </table:table-cell>
          <table:table-cell office:value-type="time" office:time-value="PT8H25M0S" table:formula="of:= ([.D29] - [.C29]) + ([.F29] - [.E29])" table:style-name="ce4">
            <text:p>8:25</text:p>
          </table:table-cell>
          <table:table-cell office:value-type="float" office:value="8.4166666666666679" table:formula="of:=[.G29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35M0S" table:style-name="ce3">
            <text:p>8:35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10M0S" table:formula="of:= ([.D30] - [.C30]) + ([.F30] - [.E30])" table:style-name="ce4">
            <text:p>8:10</text:p>
          </table:table-cell>
          <table:table-cell office:value-type="float" office:value="8.1666666666666679" table:formula="of:=[.G3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7H5M0S" table:style-name="ce3">
            <text:p>17:05</text:p>
          </table:table-cell>
          <table:table-cell office:value-type="time" office:time-value="PT7H30M0S" table:formula="of:= ([.D31] - [.C31]) + ([.F31] - [.E31])" table:style-name="ce4">
            <text:p>7:30</text:p>
          </table:table-cell>
          <table:table-cell office:value-type="float" office:value="7.5" table:formula="of:=[.G31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30M0S" table:formula="of:= ([.D32] - [.C32]) + ([.F32] - [.E32])" table:style-name="ce4">
            <text:p>8:30</text:p>
          </table:table-cell>
          <table:table-cell office:value-type="float" office:value="8.5" table:formula="of:=[.G32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6H45M0S" table:style-name="ce3">
            <text:p>16:45</text:p>
          </table:table-cell>
          <table:table-cell office:value-type="time" office:time-value="PT6H45M0S" table:formula="of:= ([.D33] - [.C33]) + ([.F33] - [.E33])" table:style-name="ce4">
            <text:p>6:45</text:p>
          </table:table-cell>
          <table:table-cell office:value-type="float" office:value="6.7500000000000018" table:formula="of:=[.G33] *24" table:style-name="ce5">
            <text:p>6.7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8H35M0S" table:formula="of:= ([.D34] - [.C34]) + ([.F34] - [.E34])" table:style-name="ce4">
            <text:p>8:35</text:p>
          </table:table-cell>
          <table:table-cell office:value-type="float" office:value="8.5833333333333339" table:formula="of:=[.G34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50M0S" table:style-name="ce3">
            <text:p>17:50</text:p>
          </table:table-cell>
          <table:table-cell office:value-type="time" office:time-value="PT8H10M0S" table:formula="of:= ([.D35] - [.C35]) + ([.F35] - [.E35])" table:style-name="ce4">
            <text:p>8:10</text:p>
          </table:table-cell>
          <table:table-cell office:value-type="float" office:value="8.1666666666666679" table:formula="of:=[.G35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8H40M0S" table:style-name="ce3">
            <text:p>18:40</text:p>
          </table:table-cell>
          <table:table-cell office:value-type="time" office:time-value="PT9H25M0S" table:formula="of:= ([.D36] - [.C36]) + ([.F36] - [.E36])" table:style-name="ce4">
            <text:p>9:25</text:p>
          </table:table-cell>
          <table:table-cell office:value-type="float" office:value="9.4166666666666714" table:formula="of:=[.G36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50M0S" table:style-name="ce3">
            <text:p>8:5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8H0M0S" table:formula="of:= ([.D37] - [.C37]) + ([.F37] - [.E37])" table:style-name="ce4">
            <text:p>8:00</text:p>
          </table:table-cell>
          <table:table-cell office:value-type="float" office:value="8" table:formula="of:=[.G3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1H55M0S" table:style-name="ce3">
            <text:p>11:55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7H15M0S" table:style-name="ce3">
            <text:p>17:15</text:p>
          </table:table-cell>
          <table:table-cell office:value-type="time" office:time-value="PT7H35M0S" table:formula="of:= ([.D38] - [.C38]) + ([.F38] - [.E38])" table:style-name="ce4">
            <text:p>7:35</text:p>
          </table:table-cell>
          <table:table-cell office:value-type="float" office:value="7.5833333333333321" table:formula="of:=[.G38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55M0S" table:style-name="ce3">
            <text:p>8:55</text:p>
          </table:table-cell>
          <table:table-cell office:value-type="time" office:time-value="PT12H5M0S" table:style-name="ce3">
            <text:p>12:05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7H40M0S" table:formula="of:= ([.D39] - [.C39]) + ([.F39] - [.E39])" table:style-name="ce4">
            <text:p>7:40</text:p>
          </table:table-cell>
          <table:table-cell office:value-type="float" office:value="7.6666666666666696" table:formula="of:=[.G39] *24" table:style-name="ce5">
            <text:p>7.6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2H15M0S" table:style-name="ce3">
            <text:p>12:15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7H20M0S" table:formula="of:= ([.D40] - [.C40]) + ([.F40] - [.E40])" table:style-name="ce4">
            <text:p>7:20</text:p>
          </table:table-cell>
          <table:table-cell office:value-type="float" office:value="7.3333333333333321" table:formula="of:=[.G40] *24" table:style-name="ce5">
            <text:p>7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8H15M0S" table:style-name="ce3">
            <text:p>8:15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20M0S" table:style-name="ce3">
            <text:p>18:20</text:p>
          </table:table-cell>
          <table:table-cell office:value-type="time" office:time-value="PT9H25M0S" table:formula="of:= ([.D41] - [.C41]) + ([.F41] - [.E41])" table:style-name="ce4">
            <text:p>9:25</text:p>
          </table:table-cell>
          <table:table-cell office:value-type="float" office:value="9.4166666666666643" table:formula="of:=[.G41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5M0S" table:style-name="ce3">
            <text:p>17:05</text:p>
          </table:table-cell>
          <table:table-cell office:value-type="time" office:time-value="PT7H25M0S" table:formula="of:= ([.D42] - [.C42]) + ([.F42] - [.E42])" table:style-name="ce4">
            <text:p>7:25</text:p>
          </table:table-cell>
          <table:table-cell office:value-type="float" office:value="7.416666666666667" table:formula="of:=[.G42] *24" table:style-name="ce5">
            <text:p>7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15M0S" table:style-name="ce3">
            <text:p>12:1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5M0S" table:style-name="ce3">
            <text:p>17:35</text:p>
          </table:table-cell>
          <table:table-cell office:value-type="time" office:time-value="PT8H20M0S" table:formula="of:= ([.D43] - [.C43]) + ([.F43] - [.E43])" table:style-name="ce4">
            <text:p>8:20</text:p>
          </table:table-cell>
          <table:table-cell office:value-type="float" office:value="8.3333333333333321" table:formula="of:=[.G43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20M0S" table:style-name="ce3">
            <text:p>9: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7H30M0S" table:formula="of:= ([.D44] - [.C44]) + ([.F44] - [.E44])" table:style-name="ce4">
            <text:p>7:30</text:p>
          </table:table-cell>
          <table:table-cell office:value-type="float" office:value="7.5000000000000018" table:formula="of:=[.G44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5M0S" table:style-name="ce3">
            <text:p>16:05</text:p>
          </table:table-cell>
          <table:table-cell office:value-type="time" office:time-value="PT7H25M0S" table:formula="of:= ([.D45] - [.C45]) + ([.F45] - [.E45])" table:style-name="ce4">
            <text:p>7:25</text:p>
          </table:table-cell>
          <table:table-cell office:value-type="float" office:value="7.4166666666666643" table:formula="of:=[.G45] *24" table:style-name="ce5">
            <text:p>7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9H25M0S" table:style-name="ce3">
            <text:p>19:25</text:p>
          </table:table-cell>
          <table:table-cell office:value-type="time" office:time-value="PT9H20M0S" table:formula="of:= ([.D46] - [.C46]) + ([.F46] - [.E46])" table:style-name="ce4">
            <text:p>9:20</text:p>
          </table:table-cell>
          <table:table-cell office:value-type="float" office:value="9.3333333333333357" table:formula="of:=[.G46] *24" table:style-name="ce5">
            <text:p>9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55M0S" table:style-name="ce3">
            <text:p>12:55</text:p>
          </table:table-cell>
          <table:table-cell office:value-type="time" office:time-value="PT13H40M0S" table:style-name="ce3">
            <text:p>13:40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0M0S" table:formula="of:= ([.D47] - [.C47]) + ([.F47] - [.E47])" table:style-name="ce4">
            <text:p>8:00</text:p>
          </table:table-cell>
          <table:table-cell office:value-type="float" office:value="8" table:formula="of:=[.G4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5M0S" table:formula="of:= ([.D48] - [.C48]) + ([.F48] - [.E48])" table:style-name="ce4">
            <text:p>8:15</text:p>
          </table:table-cell>
          <table:table-cell office:value-type="float" office:value="8.2500000000000018" table:formula="of:=[.G48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0M0S" table:formula="of:= ([.D49] - [.C49]) + ([.F49] - [.E49])" table:style-name="ce4">
            <text:p>8:10</text:p>
          </table:table-cell>
          <table:table-cell office:value-type="float" office:value="8.1666666666666679" table:formula="of:=[.G49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50] - [.C50]) + ([.F50] - [.E50])" table:style-name="ce4">
            <text:p>8:00</text:p>
          </table:table-cell>
          <table:table-cell office:value-type="float" office:value="8.0000000000000018" table:formula="of:=[.G5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25M0S" table:style-name="ce3">
            <text:p>12:25</text:p>
          </table:table-cell>
          <table:table-cell office:value-type="time" office:time-value="PT13H25M0S" table:style-name="ce3">
            <text:p>13:2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5M0S" table:formula="of:= ([.D51] - [.C51]) + ([.F51] - [.E51])" table:style-name="ce4">
            <text:p>8:05</text:p>
          </table:table-cell>
          <table:table-cell office:value-type="float" office:value="8.0833333333333357" table:formula="of:=[.G51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7H45M0S" table:formula="of:= ([.D52] - [.C52]) + ([.F52] - [.E52])" table:style-name="ce4">
            <text:p>7:45</text:p>
          </table:table-cell>
          <table:table-cell office:value-type="float" office:value="7.75" table:formula="of:=[.G52] *24" table:style-name="ce5">
            <text:p>7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3] - [.C53]) + ([.F53] - [.E53])" table:style-name="ce4">
            <text:p>8:30</text:p>
          </table:table-cell>
          <table:table-cell office:value-type="float" office:value="8.5000000000000036" table:formula="of:=[.G53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7M0S" table:style-name="ce3">
            <text:p>7:47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3H5M0S" table:style-name="ce3">
            <text:p>13:05</text:p>
          </table:table-cell>
          <table:table-cell office:value-type="time" office:time-value="PT17H15M0S" table:style-name="ce3">
            <text:p>17:15</text:p>
          </table:table-cell>
          <table:table-cell office:value-type="time" office:time-value="PT9H3M0S" table:formula="of:= ([.D54] - [.C54]) + ([.F54] - [.E54])" table:style-name="ce4">
            <text:p>9:03</text:p>
          </table:table-cell>
          <table:table-cell office:value-type="float" office:value="9.0500000000000007" table:formula="of:=[.G54] *24" table:style-name="ce5">
            <text:p>9.0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5] - [.C55]) + ([.F55] - [.E55])" table:style-name="ce4">
            <text:p>8:30</text:p>
          </table:table-cell>
          <table:table-cell office:value-type="float" office:value="8.5000000000000036" table:formula="of:=[.G55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5M0S" table:formula="of:= ([.D56] - [.C56]) + ([.F56] - [.E56])" table:style-name="ce4">
            <text:p>8:15</text:p>
          </table:table-cell>
          <table:table-cell office:value-type="float" office:value="8.2499999999999982" table:formula="of:=[.G56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1H35M0S" table:style-name="ce3">
            <text:p>11:35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6H40M0S" table:formula="of:= ([.D57] - [.C57]) + ([.F57] - [.E57])" table:style-name="ce4">
            <text:p>6:40</text:p>
          </table:table-cell>
          <table:table-cell office:value-type="float" office:value="6.6666666666666679" table:formula="of:=[.G57] *24" table:style-name="ce5">
            <text:p>6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0M0S" table:formula="of:= ([.D58] - [.C58]) + ([.F58] - [.E58])" table:style-name="ce4">
            <text:p>8:10</text:p>
          </table:table-cell>
          <table:table-cell office:value-type="float" office:value="8.1666666666666679" table:formula="of:=[.G58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5M0S" table:style-name="ce3">
            <text:p>13:0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9] - [.C59]) + ([.F59] - [.E59])" table:style-name="ce4">
            <text:p>8:30</text:p>
          </table:table-cell>
          <table:table-cell office:value-type="float" office:value="8.5000000000000036" table:formula="of:=[.G59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45M0S" table:formula="of:= ([.D60] - [.C60]) + ([.F60] - [.E60])" table:style-name="ce4">
            <text:p>8:45</text:p>
          </table:table-cell>
          <table:table-cell office:value-type="float" office:value="8.7500000000000018" table:formula="of:=[.G60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20M0S" table:style-name="ce3">
            <text:p>16:20</text:p>
          </table:table-cell>
          <table:table-cell office:value-type="time" office:time-value="PT7H30M0S" table:formula="of:= ([.D61] - [.C61]) + ([.F61] - [.E61])" table:style-name="ce4">
            <text:p>7:30</text:p>
          </table:table-cell>
          <table:table-cell office:value-type="float" office:value="7.4999999999999982" table:formula="of:=[.G61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10M0S" table:style-name="ce3">
            <text:p>17:10</text:p>
          </table:table-cell>
          <table:table-cell office:value-type="time" office:time-value="PT8H25M0S" table:formula="of:= ([.D62] - [.C62]) + ([.F62] - [.E62])" table:style-name="ce4">
            <text:p>8:25</text:p>
          </table:table-cell>
          <table:table-cell office:value-type="float" office:value="8.4166666666666679" table:formula="of:=[.G62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63] - [.C63]) + ([.F63] - [.E63])" table:style-name="ce4">
            <text:p>8:00</text:p>
          </table:table-cell>
          <table:table-cell office:value-type="float" office:value="8.0000000000000018" table:formula="of:=[.G63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45M0S" table:style-name="ce3">
            <text:p>16:45</text:p>
          </table:table-cell>
          <table:table-cell office:value-type="time" office:time-value="PT8H0M0S" table:formula="of:= ([.D64] - [.C64]) + ([.F64] - [.E64])" table:style-name="ce4">
            <text:p>8:00</text:p>
          </table:table-cell>
          <table:table-cell office:value-type="float" office:value="8" table:formula="of:=[.G6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5M0S" table:formula="of:= ([.D65] - [.C65]) + ([.F65] - [.E65])" table:style-name="ce4">
            <text:p>8:05</text:p>
          </table:table-cell>
          <table:table-cell office:value-type="float" office:value="8.0833333333333321" table:formula="of:=[.G65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0M0S" table:formula="of:= ([.D66] - [.C66]) + ([.F66] - [.E66])" table:style-name="ce4">
            <text:p>8:10</text:p>
          </table:table-cell>
          <table:table-cell office:value-type="float" office:value="8.1666666666666661" table:formula="of:=[.G66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0M0S" table:formula="of:= ([.D67] - [.C67]) + ([.F67] - [.E67])" table:style-name="ce4">
            <text:p>8:10</text:p>
          </table:table-cell>
          <table:table-cell office:value-type="float" office:value="8.1666666666666661" table:formula="of:=[.G67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5M0S" table:formula="of:= ([.D68] - [.C68]) + ([.F68] - [.E68])" table:style-name="ce4">
            <text:p>8:35</text:p>
          </table:table-cell>
          <table:table-cell office:value-type="float" office:value="8.5833333333333339" table:formula="of:=[.G68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0M0S" table:style-name="ce4">
            <text:p>8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7H0M0S" table:style-name="ce4">
            <text:p>17:00</text:p>
          </table:table-cell>
          <table:table-cell office:value-type="time" office:time-value="PT8H20M0S" table:formula="of:= ([.D69] - [.C69]) + ([.F69] - [.E69])" table:style-name="ce4">
            <text:p>8:20</text:p>
          </table:table-cell>
          <table:table-cell office:value-type="float" office:value="8.3333333333333339" table:formula="of:=[.G69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50M0S" table:style-name="ce4">
            <text:p>7:50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45M0S" table:style-name="ce4">
            <text:p>12:45</text:p>
          </table:table-cell>
          <table:table-cell office:value-type="time" office:time-value="PT16H35M0S" table:style-name="ce4">
            <text:p>16:35</text:p>
          </table:table-cell>
          <table:table-cell office:value-type="time" office:time-value="PT8H10M0S" table:formula="of:= ([.D70] - [.C70]) + ([.F70] - [.E70])" table:style-name="ce4">
            <text:p>8:10</text:p>
          </table:table-cell>
          <table:table-cell office:value-type="float" office:value="8.1666666666666661" table:formula="of:=[.G7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8H5M0S" table:formula="of:= ([.D71] - [.C71]) + ([.F71] - [.E71])" table:style-name="ce4">
            <text:p>8:05</text:p>
          </table:table-cell>
          <table:table-cell office:value-type="float" office:value="8.0833333333333321" table:formula="of:=[.G71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7H0M0S" table:style-name="ce4">
            <text:p>17:00</text:p>
          </table:table-cell>
          <table:table-cell office:value-type="time" office:time-value="PT8H35M0S" table:formula="of:= ([.D72] - [.C72]) + ([.F72] - [.E72])" table:style-name="ce4">
            <text:p>8:35</text:p>
          </table:table-cell>
          <table:table-cell office:value-type="float" office:value="8.5833333333333339" table:formula="of:=[.G72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7H15M0S" table:style-name="ce4">
            <text:p>17:15</text:p>
          </table:table-cell>
          <table:table-cell office:value-type="time" office:time-value="PT8H40M0S" table:formula="of:= ([.D73] - [.C73]) + ([.F73] - [.E73])" table:style-name="ce4">
            <text:p>8:40</text:p>
          </table:table-cell>
          <table:table-cell office:value-type="float" office:value="8.6666666666666661" table:formula="of:=[.G73] *24" table:style-name="ce5">
            <text:p>8.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35M0S" table:style-name="ce4">
            <text:p>16:35</text:p>
          </table:table-cell>
          <table:table-cell office:value-type="time" office:time-value="PT8H10M0S" table:formula="of:= ([.D74] - [.C74]) + ([.F74] - [.E74])" table:style-name="ce4">
            <text:p>8:10</text:p>
          </table:table-cell>
          <table:table-cell office:value-type="float" office:value="8.1666666666666661" table:formula="of:=[.G74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5M0S" table:style-name="ce4">
            <text:p>7:55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7H55M0S" table:formula="of:= ([.D75] - [.C75]) + ([.F75] - [.E75])" table:style-name="ce4">
            <text:p>7:55</text:p>
          </table:table-cell>
          <table:table-cell office:value-type="float" office:value="7.9166666666666661" table:formula="of:=[.G75] *24" table:style-name="ce5">
            <text:p>7.9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45M0S" table:style-name="ce4">
            <text:p>12:45</text:p>
          </table:table-cell>
          <table:table-cell office:value-type="time" office:time-value="PT16H20M0S" table:style-name="ce4">
            <text:p>16:20</text:p>
          </table:table-cell>
          <table:table-cell office:value-type="time" office:time-value="PT8H0M0S" table:formula="of:= ([.D76] - [.C76]) + ([.F76] - [.E76])" table:style-name="ce4">
            <text:p>8:00</text:p>
          </table:table-cell>
          <table:table-cell office:value-type="float" office:value="7.9999999999999964" table:formula="of:=[.G7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7H0M0S" table:style-name="ce4">
            <text:p>7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6H5M0S" table:style-name="ce4">
            <text:p>16:05</text:p>
          </table:table-cell>
          <table:table-cell office:value-type="time" office:time-value="PT8H15M0S" table:formula="of:= ([.D77] - [.C77]) + ([.F77] - [.E77])" table:style-name="ce4">
            <text:p>8:15</text:p>
          </table:table-cell>
          <table:table-cell office:value-type="float" office:value="8.2499999999999982" table:formula="of:=[.G77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25M0S" table:style-name="ce4">
            <text:p>16:25</text:p>
          </table:table-cell>
          <table:table-cell office:value-type="time" office:time-value="PT8H0M0S" table:formula="of:= ([.D78] - [.C78]) + ([.F78] - [.E78])" table:style-name="ce4">
            <text:p>8:00</text:p>
          </table:table-cell>
          <table:table-cell office:value-type="float" office:value="8" table:formula="of:=[.G7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79] - [.C79]) + ([.F79] - [.E79])" table:style-name="ce4">
            <text:p>8:00</text:p>
          </table:table-cell>
          <table:table-cell office:value-type="float" office:value="7.9999999999999964" table:formula="of:=[.G79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0] - [.C80]) + ([.F80] - [.E80])" table:style-name="ce4">
            <text:p>8:00</text:p>
          </table:table-cell>
          <table:table-cell office:value-type="float" office:value="7.9999999999999964" table:formula="of:=[.G8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1] - [.C81]) + ([.F81] - [.E81])" table:style-name="ce4">
            <text:p>8:00</text:p>
          </table:table-cell>
          <table:table-cell office:value-type="float" office:value="7.9999999999999964" table:formula="of:=[.G81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2] - [.C82]) + ([.F82] - [.E82])" table:style-name="ce4">
            <text:p>8:00</text:p>
          </table:table-cell>
          <table:table-cell office:value-type="float" office:value="7.9999999999999964" table:formula="of:=[.G82] *24" table:style-name="ce5">
            <text:p>8.00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time-style style:name="N37P0">
      <number:hours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atthieu Martin</meta:initial-creator>
    <dc:creator>Matthieu Martin</dc:creator>
    <meta:creation-date>2024-10-15T10:44:45Z</meta:creation-date>
    <dc:date>2024-10-15T13:04:26Z</dc:date>
  </office:meta>
</office:document-meta>
</file>